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te rendu semaine 6</text:p>
      <text:p text:style-name="Standard"/>
      <text:p text:style-name="Standard">Cette semaine nous avons continué d'implémenter les comportements du bot. Il nous reste encore à décider dans quels cas nous changerons le comportement du bot au cours de la partie (par exemple si un bot meurt trop souvent et/ou ne tue pas assez d'adversaire, il serra découragé, ou bien si un bot est proche de remporter la partie, il sera plus confiant), ainsi qu'à finaliser les différentes actions à faire pour chaque comportement.</text:p>
      <text:p text:style-name="Standard"/>
      <text:p text:style-name="Standard">Le déplacement et le ramassage des items ont aussi été modifiés afin de les rendre plus fluides/réalistes et de permettre au bot de pouvoir ramasser les items se trouvant sur des caisses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11T11:26:32.41</meta:creation-date>
    <dc:date>2017-05-11T15:58:13.66</dc:date>
    <meta:editing-duration>PT42M35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3" meta:word-count="109" meta:character-count="645"/>
  </office:meta>
</office:document-meta>
</file>